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2000000100000D2200000E5BE75C9EBF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0cm"/>
    </style:style>
    <style:style style:name="gr4" style:family="graphic" style:parent-style-name="objectwithoutfill">
      <style:graphic-properties draw:stroke="dash" draw:stroke-dash="Ultrafine_20_Dashed" draw:marker-end="Arrow" draw:marker-end-width="0.102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3.019cm" svg:height="3.301cm" svg:x="1.227cm" svg:y="0.982cm">
          <draw:image xlink:href="Pictures/2000000100000D2200000E5BE75C9EBF.svm" xlink:type="simple" xlink:show="embed" xlink:actuate="onLoad">
            <text:p/>
          </draw:image>
        </draw:frame>
        <draw:custom-shape draw:style-name="gr2" draw:text-style-name="P1" xml:id="id2" draw:id="id2" draw:layer="layout" svg:width="0.761cm" svg:height="0.374cm" svg:x="1.549cm" svg:y="1.342cm">
          <draw:glue-point draw:id="12" svg:x="2.969cm" svg:y="-3.636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761cm" svg:height="0.374cm" svg:x="2.75cm" svg:y="1.342cm">
          <draw:glue-point draw:id="12" svg:x="1.944cm" svg:y="-5.026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1" draw:id="id1" draw:layer="layout" svg:width="3.181cm" svg:height="2.231cm" svg:x="5.099cm" svg:y="1.873cm">
          <draw:text-box>
            <text:p text:style-name="P2"><text:span text:style-name="T1">ان دو کو منتقی</text:span></text:p>
            <text:p text:style-name="P2"><text:span text:style-name="T1"><text:s/></text:span><text:span text:style-name="T1">ضرب دینےسے</text:span></text:p>
            <text:p text:style-name="P2"><text:span text:style-name="T1"><text:s/></text:span><text:span text:style-name="T1">یہ حاصل ہوتا ہے</text:span></text:p>
          </draw:text-box>
          <draw:glue-point draw:id="4" svg:x="3.476cm" svg:y="3.908cm"/>
          <draw:glue-point draw:id="5" svg:x="3.112cm" svg:y="-4.016cm"/>
        </draw:frame>
        <draw:custom-shape draw:style-name="gr2" draw:text-style-name="P1" xml:id="id4" draw:id="id4" draw:layer="layout" svg:width="0.761cm" svg:height="0.374cm" svg:x="3.616cm" svg:y="1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678cm" svg:y1="2.093cm" svg:x2="1.93cm" svg:y2="1.342cm" draw:start-shape="id1" draw:start-glue-point="5" draw:end-shape="id2" draw:end-glue-point="4" svg:d="m7678 2093c0-1878-5748-1502-5748-751">
          <text:p/>
        </draw:connector>
        <draw:connector draw:style-name="gr4" draw:text-style-name="P1" draw:layer="layout" draw:type="curve" draw:line-skew="-0.003cm" svg:x1="7.678cm" svg:y1="2.093cm" svg:x2="3.4cm" svg:y2="1.396cm" draw:start-shape="id1" draw:start-glue-point="5" draw:end-shape="id3" draw:end-glue-point="11" svg:d="m7678 2093c0-1882-4278-1534-4278-697">
          <text:p/>
        </draw:connector>
        <draw:connector draw:style-name="gr5" draw:text-style-name="P1" draw:layer="layout" draw:type="curve" draw:line-skew="-0.403cm" svg:x1="7.794cm" svg:y1="3.859cm" svg:x2="4.266cm" svg:y2="1.688cm" draw:start-shape="id1" draw:start-glue-point="4" draw:end-shape="id4" draw:end-glue-point="9" svg:d="m7794 3859c0 513-3528 1598-3528-217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2-13T17:40:44</dc:date>
    <dc:creator>khalid khan</dc:creator>
    <meta:editing-duration>PT7H44M44S</meta:editing-duration>
    <meta:editing-cycles>24</meta:editing-cycles>
    <meta:generator>LibreOffice/3.4$Linux LibreOffice_project/340m1$Build-402</meta:generator>
    <meta:document-statistic meta:object-count="8"/>
  </office:meta>
</office:document-meta>
</file>